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6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ione jest</text:span><text:span text:style-name="T1"><text:line-break/></text:span><text:span text:style-name="T1">Imię Twe, /x2</text:span><text:span text:style-name="T1"><text:line-break/></text:span><text:span text:style-name="T1">I wywyższone</text:span><text:span text:style-name="T1"><text:line-break/></text:span><text:span text:style-name="T1">nad wszelką</text:span><text:span text:style-name="T1"><text:line-break/></text:span><text:span text:style-name="T1">chwałę i cześć.</text:span><text:span text:style-name="T1"><text:line-break/></text:span><text:span text:style-name="T1">Tyś jedynie Pane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Powstań!</text:span><text:span text:style-name="T1"><text:line-break/></text:span><text:span text:style-name="T1">I Pana chwal,</text:span><text:span text:style-name="T1"><text:line-break/></text:span><text:span text:style-name="T1">chwal Go na wieki.</text:span><text:span text:style-name="T1"><text:line-break/></text:span><text:span text:style-name="T1">Powstań</text:span><text:span text:style-name="T1"><text:line-break/></text:span><text:span text:style-name="T1">chwal Boga wciąż,</text:span><text:span text:style-name="T1"><text:line-break/></text:span><text:span text:style-name="T1">On jedynie jest Pan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Powstań!</text:span><text:span text:style-name="T1"><text:line-break/></text:span><text:span text:style-name="T1">I Pana chwal,</text:span><text:span text:style-name="T1"><text:line-break/></text:span><text:span text:style-name="T1">chwal Go na wieki.</text:span><text:span text:style-name="T1"><text:line-break/></text:span><text:span text:style-name="T1">Powstań</text:span><text:span text:style-name="T1"><text:line-break/></text:span><text:span text:style-name="T1">chwal Boga wciąż,</text:span><text:span text:style-name="T1"><text:line-break/></text:span><text:span text:style-name="T1">On Panem</text:span><text:span text:style-name="T1"><text:line-break/></text:span><text:span text:style-name="T1">wszechświata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19T17:21:24</meta:creation-date>
    <dc:date>2013-06-11T18:39:18.93</dc:date>
    <dc:language>pl-PL</dc:language>
    <meta:editing-cycles>12</meta:editing-cycles>
    <meta:editing-duration>PT24M29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